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M5P Standard</text:p>
          </table:table-cell>
          <table:table-cell office:value-type="string" calcext:value-type="string">
            <text:p>M5P 10-Fold</text:p>
          </table:table-cell>
          <table:table-cell office:value-type="string" calcext:value-type="string">
            <text:p>10 layer Perceptron </text:p>
          </table:table-cell>
          <table:table-cell office:value-type="string" calcext:value-type="string">
            <text:p>10-lay .1 learn</text:p>
          </table:table-cell>
          <table:table-cell office:value-type="string" calcext:value-type="string">
            <text:p>10-lay .01 learn</text:p>
          </table:table-cell>
          <table:table-cell office:value-type="string" calcext:value-type="string">
            <text:p>5-lay .1 learn</text:p>
          </table:table-cell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float" office:value="0.06657" calcext:value-type="float">
            <text:p>0.06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0.06394" calcext:value-type="float">
            <text:p>0.063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+Val</text:p>
          </table:table-cell>
          <table:table-cell office:value-type="float" office:value="0.06682" calcext:value-type="float">
            <text:p>0.0668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/>
          <table:table-cell office:value-type="string" calcext:value-type="string">
            <text:p>Held Out</text:p>
          </table:table-cell>
          <table:table-cell office:value-type="float" office:value="0.06551" calcext:value-type="float">
            <text:p>0.06551</text:p>
          </table:table-cell>
          <table:table-cell table:number-columns-repeated="3" office:value-type="float" office:value="0.0581" calcext:value-type="float">
            <text:p>0.0581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.01 is wor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higher learning rate hur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05:20.001425120</meta:creation-date>
    <dc:date>2016-06-07T16:56:41.610962883</dc:date>
    <meta:editing-duration>PT21S</meta:editing-duration>
    <meta:editing-cycles>1</meta:editing-cycles>
    <meta:document-statistic meta:table-count="1" meta:cell-count="29" meta:object-count="0"/>
    <meta:generator>LibreOffice/4.2.8.2$Linux_X86_64 LibreOffice_project/420m0$Build-2</meta:generator>
  </office:meta>
</office:document-meta>
</file>